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3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2.06cm"/>
    </style:style>
    <style:style style:name="Tabla1.E" style:family="table-column">
      <style:table-column-properties style:column-width="0.123cm"/>
    </style:style>
    <style:style style:name="Tabla1.F" style:family="table-column">
      <style:table-column-properties style:column-width="1.48cm"/>
    </style:style>
    <style:style style:name="Tabla1.G" style:family="table-column">
      <style:table-column-properties style:column-width="1.224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3cm" fo:margin-left="-0.162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6.697cm"/>
    </style:style>
    <style:style style:name="Tabla2.C" style:family="table-column">
      <style:table-column-properties style:column-width="5.325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text-properties style:font-name="Arial" fo:font-style="italic" officeooo:rsid="001d0b56" officeooo:paragraph-rsid="000102ac" style:font-style-asian="italic" style:font-name-complex="Arial"/>
    </style:style>
    <style:style style:name="P6" style:family="paragraph" style:parent-style-name="Standard">
      <style:text-properties style:font-name="Arial" fo:font-style="italic" officeooo:rsid="000102ac" officeooo:paragraph-rsid="000342ee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342ee" officeooo:paragraph-rsid="000342ee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tyle="italic" officeooo:rsid="0001f15c" officeooo:paragraph-rsid="000342ee" style:font-style-asian="italic" style:font-name-complex="Arial"/>
    </style:style>
    <style:style style:name="P12" style:family="paragraph" style:parent-style-name="Standard">
      <style:text-properties style:font-name="Arial" fo:font-style="italic" officeooo:rsid="000342ee" officeooo:paragraph-rsid="000342ee" style:font-style-asian="italic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43c3d" officeooo:paragraph-rsid="00043c3d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43c3d" officeooo:paragraph-rsid="00043c3d" style:font-name-complex="Arial"/>
    </style:style>
    <style:style style:name="P15" style:family="paragraph" style:parent-style-name="Standard">
      <style:text-properties style:font-name="Arial" fo:font-size="8pt" officeooo:rsid="00043c3d" officeooo:paragraph-rsid="00043c3d" style:font-size-asian="8pt" style:font-name-complex="Ari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officeooo:rsid="000102ac" officeooo:paragraph-rsid="000102ac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102ac"/>
    </style:style>
    <style:style style:name="T4" style:family="text">
      <style:text-properties officeooo:rsid="000342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5">ACT-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5"><text:span text:style-name="T3">P</text:span>ersona que hace uso de los servicios de mensajer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5"><text:span text:style-name="T3">P</text:span>uede ser cualquier persona que resida dentro de Españ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6">Banco: <text:span text:style-name="T4">El cliente usa el banco para pagar a la empresa su envío.</text:span></text:p>
            <text:p text:style-name="P6">Empleado: <text:span text:style-name="T4">Se relacionan a la hora de enviar o recoger un paquete.</text:span></text:p>
            <text:p text:style-name="P11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2">Elena Cantero Molin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2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3">Datos personales</text:p>
          </table:table-cell>
          <table:table-cell table:style-name="Tabla2.B3" office:value-type="string">
            <text:p text:style-name="P13">DNI, nombre, correo,…</text:p>
          </table:table-cell>
          <table:table-cell table:style-name="Tabla2.C3" office:value-type="string">
            <text:p text:style-name="P14">Lista de cadena de caracteres</text:p>
          </table:table-cell>
        </table:table-row>
        <table:table-row table:style-name="Tabla2.4">
          <table:table-cell table:style-name="Tabla2.A4" office:value-type="string">
            <text:p text:style-name="P13">Lista de paquetes</text:p>
          </table:table-cell>
          <table:table-cell table:style-name="Tabla2.B4" office:value-type="string">
            <text:p text:style-name="P13">Lista de paquetes enviados y recibidos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Standard"><text:span text:style-name="T2"><text:s/>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4"/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7:05:47.310329042</dc:date>
    <meta:editing-cycles>7</meta:editing-cycles>
    <meta:editing-duration>PT39M47S</meta:editing-duration>
    <meta:generator>LibreOffice/5.1.6.2$Linux_X86_64 LibreOffice_project/10m0$Build-2</meta:generator>
    <meta:document-statistic meta:table-count="3" meta:image-count="0" meta:object-count="0" meta:page-count="1" meta:paragraph-count="30" meta:word-count="96" meta:character-count="600" meta:non-whitespace-character-count="532"/>
  </office:meta>
</office:document-meta>
</file>